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style:font-name-asian="Times New Roman1" style:font-name-complex="Times New Roman1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2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82cm" draw:z-index="0"><draw:image xlink:href="../../odt/images/004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Экспоненциальная функ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9">Cи</text:span> <text:span text:style-name="T19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9cm" svg:height="1.72cm" draw:z-index="1"><draw:image xlink:href="../../odt/images/004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10">векторизован</text:span><text:span text:style-name="T9">, </text:span>возвращает выходное значение, вычисленное по формуле:</text:p>
            <text:p text:style-name="P5"><draw:frame draw:style-name="fr3" draw:name="Объект1" text:anchor-type="as-char" svg:width="8.183cm" svg:height="0.635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">где <draw:frame draw:style-name="fr3" draw:name="Объект2" text:anchor-type="as-char" svg:width="1.977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ы экспоненциального преобразования, 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9">й и выходной сигналы блока</text:span>.</text:p>
            <text:p text:style-name="P4"><text:span text:style-name="T18">Свойства</text:span>:</text:p>
            <text:list xml:id="list285504221283726599" text:style-name="L1">
              <text:list-item>
                <text:p text:style-name="P6"><text:span text:style-name="T25">Коэффициент усиления – коэффициент</text:span><text:span text:style-name="T25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5">.</text:span></text:p>
              </text:list-item>
              <text:list-item>
                <text:p text:style-name="P6"><text:span text:style-name="T25">Обратная постоянная времени – коэффициент</text:span><text:span text:style-name="T25"><draw:frame draw:style-name="fr3" draw:name="Объект6" text:anchor-type="as-char" svg:width="0.46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5">.</text:span></text:p>
              </text:list-item>
              <text:list-item>
                <text:p text:style-name="P6"><text:span text:style-name="T11">Сдвиг</text:span><text:span text:style-name="T25"> – коэффициент</text:span><text:span text:style-name="T25"><draw:frame draw:style-name="fr3" draw:name="Объект5" text:anchor-type="as-char" svg:width="0.445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5">.</text:span></text:p>
              </text:list-item>
            </text:list>
            <text:p text:style-name="P4">Параметры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4"><text:span text:style-name="T18">Примечания</text:span>:</text:p>
            <text:list xml:id="list2740299336349854996" text:style-name="L2">
              <text:list-item>
                <text:p text:style-name="P7"><text:span text:style-name="T12">По умолчанию данный блок реализует экспоненциальное преобразование входного сигнала (скалярного или векторного) с коэффициентами</text:span><text:span text:style-name="T12"><draw:frame draw:style-name="fr3" draw:name="Object3" text:anchor-type="as-char" svg:width="3.814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.</text:span></text:p>
              </text:list-item>
              <text:list-item>
                <text:p text:style-name="P8"><text:span text:style-name="T20">Именованные свойства </text:span><text:span text:style-name="T15">могут быть заданы </text:span><text:span text:style-name="T20">как </text:span><text:span text:style-name="T23">локальные</text:span><text:span text:style-name="T20"> переменные модели (или субмодели) во вкладке </text:span><text:span text:style-name="T23">Параметры,</text:span><text:span text:style-name="T20"> как </text:span><text:span text:style-name="T23">глобальные</text:span><text:span text:style-name="T20"> сигналы проекта при помощи пункта главного меню </text:span><text:span text:style-name="T13">Сервис</text:span><text:span text:style-name="T20"> </text:span><text:span text:style-name="T21">→</text:span><text:span text:style-name="T22"> </text:span><text:span text:style-name="T24">Сигналы,</text:span><text:span text:style-name="T20"> </text:span><text:span text:style-name="T15">или как </text:span><text:span text:style-name="T13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ненциальная функция</dc:title>
    <dc:date>2014-11-29T01:19:33.32</dc:date>
    <meta:generator>OpenOffice/4.1.1$Win32 OpenOffice.org_project/411m6$Build-9775</meta:generator>
    <meta:editing-duration>PT2H30M41S</meta:editing-duration>
    <meta:editing-cycles>140</meta:editing-cycles>
    <meta:document-statistic meta:table-count="1" meta:image-count="2" meta:object-count="7" meta:page-count="1" meta:paragraph-count="17" meta:word-count="123" meta:character-count="879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i>a</mi>
        <mo stretchy="false">⋅</mo>
        <mi>exp</mi>
      </mrow>
      <mrow>
        <mo stretchy="false">(</mo>
        <mrow>
          <mrow>
            <mi>b</mi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c</mi>
          </mrow>
        </mrow>
        <mo stretchy="false">)</mo>
      </mrow>
      <mrow>
        <mi/>
        <mo stretchy="false">=</mo>
        <mi/>
      </mrow>
      <mrow>
        <mi>a</mi>
        <mo stretchy="false">⋅</mo>
        <msup>
          <mi>e</mi>
          <mrow>
            <mrow>
              <mi>b</mi>
              <mo stretchy="false">⋅</mo>
              <mi>x</mi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+</mo>
              <mi>c</mi>
            </mrow>
          </mrow>
        </msup>
      </mrow>
    </mrow>
    <annotation encoding="StarMath 5.0">y(t) ~=~ a cdot exp(b cdot x(t) + c) ~=~ a cdot e^{b cdot x(t) + c}</annotation>
  </semantics>
</math>
</file>

<file path=Object 2/content.xml><?xml version="1.0" encoding="utf-8"?>
<math xmlns="http://www.w3.org/1998/Math/MathML">
  <semantics>
    <mrow>
      <mi>a</mi>
      <mi>,</mi>
      <mi/>
      <mi>b</mi>
      <mi>,</mi>
      <mi/>
      <mi>c</mi>
    </mrow>
    <annotation encoding="StarMath 5.0">a,~b,~c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c</mi>
    </mrow>
    <annotation encoding="StarMath 5.0">c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i>b</mi>
        <mo stretchy="false">=</mo>
        <mn>1,</mn>
      </mrow>
      <mi/>
      <mrow>
        <mi>c</mi>
        <mo stretchy="false">=</mo>
        <mn>0</mn>
      </mrow>
    </mrow>
    <annotation encoding="StarMath 5.0">a=1,~b =1,~ c=0</annotation>
  </semantics>
</math>
</file>